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7" calcext:value-type="float">
            <text:p>187</text:p>
          </table:table-cell>
          <table:table-cell table:style-name="ce7" table:formula="of:=COUNTIF([.B7:.B199];&quot;X&quot;)" office:value-type="float" office:value="162" calcext:value-type="float">
            <text:p>162</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5" calcext:value-type="float">
            <text:p>2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3" table:number-rows-repeated="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 style:data-style-name="N2" text:time-value="20:34:20.4020261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7T20:34:37.469867383</dc:date>
    <meta:editing-duration>PT10H6M47S</meta:editing-duration>
    <meta:editing-cycles>211</meta:editing-cycles>
    <meta:document-statistic meta:table-count="1" meta:cell-count="1103" meta:object-count="0"/>
  </office:meta>
</office:document-meta>
</file>